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Strong" style:family="text">
      <style:text-properties fo:font-weight="normal" style:font-weight-asian="normal"/>
    </style:style>
    <style:style style:name="T3" style:parent-style-name="Strong" style:family="text">
      <style:text-properties fo:font-weight="normal" style:font-weight-asian="normal"/>
    </style:style>
    <style:style style:name="T4" style:parent-style-name="Strong" style:family="text">
      <style:text-properties fo:font-weight="normal" style:font-weight-asian="normal"/>
    </style:style>
    <style:style style:name="T5" style:parent-style-name="Strong" style:family="text">
      <style:text-properties fo:font-weight="normal" style:font-weight-asian="normal"/>
    </style:style>
    <style:style style:name="T6" style:parent-style-name="Strong" style:family="text">
      <style:text-properties fo:font-weight="normal" style:font-weight-asian="normal"/>
    </style:style>
    <style:style style:name="T7" style:parent-style-name="Strong" style:family="text">
      <style:text-properties fo:font-weight="normal" style:font-weight-asian="normal"/>
    </style:style>
    <style:style style:name="T8" style:parent-style-name="Strong" style:family="text">
      <style:text-properties fo:font-weight="normal" style:font-weight-asian="normal"/>
    </style:style>
    <style:style style:name="T9" style:parent-style-name="Strong" style:family="text">
      <style:text-properties fo:font-weight="normal" style:font-weight-asian="normal"/>
    </style:style>
    <style:style style:name="T10" style:parent-style-name="Strong" style:family="text">
      <style:text-properties fo:font-weight="normal" style:font-weight-asian="normal"/>
    </style:style>
    <style:style style:name="T11" style:parent-style-name="Strong" style:family="text">
      <style:text-properties fo:font-weight="normal" style:font-weight-asian="normal"/>
    </style:style>
    <style:style style:name="T12" style:parent-style-name="Strong" style:family="text">
      <style:text-properties fo:font-weight="normal" style:font-weight-asian="normal"/>
    </style:style>
    <style:style style:name="T13" style:parent-style-name="Strong" style:family="text">
      <style:text-properties fo:font-weight="normal" style:font-weight-asian="normal"/>
    </style:style>
    <style:style style:name="T14" style:parent-style-name="Strong" style:family="text">
      <style:text-properties fo:font-weight="normal" style:font-weight-asian="normal"/>
    </style:style>
    <style:style style:name="T15" style:parent-style-name="Strong" style:family="text">
      <style:text-properties fo:font-weight="normal" style:font-weight-asian="normal"/>
    </style:style>
    <style:style style:name="T16" style:parent-style-name="Strong" style:family="text">
      <style:text-properties fo:font-weight="normal" style:font-weight-asian="normal"/>
    </style:style>
    <style:style style:name="T17" style:parent-style-name="Strong" style:family="text">
      <style:text-properties fo:font-weight="normal" style:font-weight-asian="normal"/>
    </style:style>
    <style:style style:name="T18" style:parent-style-name="Strong" style:family="text">
      <style:text-properties fo:font-weight="normal" style:font-weight-asian="normal"/>
    </style:style>
    <style:style style:name="P19" style:parent-style-name="Normal" style:family="paragraph">
      <style:paragraph-properties fo:break-before="page"/>
    </style:style>
    <style:style style:name="T20" style:parent-style-name="DefaultParagraphFont" style:family="text">
      <style:text-properties fo:letter-spacing="0.0013in"/>
    </style:style>
    <style:style style:name="T21" style:parent-style-name="DefaultParagraphFont" style:family="text">
      <style:text-properties fo:letter-spacing="0.0013in"/>
    </style:style>
    <style:style style:name="P22" style:parent-style-name="Normal" style:family="paragraph">
      <style:text-properties fo:letter-spacing="0.0013in"/>
    </style:style>
    <style:style style:name="P23" style:parent-style-name="Normal" style:family="paragraph">
      <style:text-properties fo:letter-spacing="0.0013in"/>
    </style:style>
    <style:style style:name="P24" style:parent-style-name="Normal" style:family="paragraph">
      <style:text-properties fo:letter-spacing="0.0013in"/>
    </style:style>
    <style:style style:name="P25" style:parent-style-name="Normal" style:family="paragraph">
      <style:text-properties fo:letter-spacing="0.0013in"/>
    </style:style>
    <style:style style:name="P26" style:parent-style-name="Normal" style:family="paragraph">
      <style:text-properties fo:letter-spacing="0.0013in"/>
    </style:style>
    <style:style style:name="P27" style:parent-style-name="Normal" style:family="paragraph">
      <style:text-properties fo:letter-spacing="0.0013in"/>
    </style:style>
    <style:style style:name="P28" style:parent-style-name="Normal" style:family="paragraph">
      <style:text-properties fo:letter-spacing="0.0013in"/>
    </style:style>
    <style:style style:name="T29" style:parent-style-name="DefaultParagraphFont" style:family="text">
      <style:text-properties fo:font-weight="bold" style:font-weight-asian="bold" fo:letter-spacing="0.0013in"/>
    </style:style>
    <style:style style:name="P30" style:parent-style-name="Normal" style:family="paragraph">
      <style:text-properties fo:letter-spacing="0.0013in"/>
    </style:style>
    <style:style style:name="P31" style:parent-style-name="Normal" style:family="paragraph">
      <style:text-properties fo:letter-spacing="0.0013in"/>
    </style:style>
    <style:style style:name="P32" style:parent-style-name="Normal" style:family="paragraph">
      <style:text-properties fo:letter-spacing="0.0013in"/>
    </style:style>
    <style:style style:name="T33" style:parent-style-name="DefaultParagraphFont" style:family="text">
      <style:text-properties fo:letter-spacing="0.0013in"/>
    </style:style>
    <style:style style:name="T34" style:parent-style-name="Strong" style:family="text">
      <style:text-properties fo:font-weight="normal" style:font-weight-asian="normal" style:font-weight-complex="normal" fo:letter-spacing="0.0013in"/>
    </style:style>
    <style:style style:name="T35" style:parent-style-name="Strong" style:family="text">
      <style:text-properties fo:font-weight="normal" style:font-weight-asian="normal" style:font-weight-complex="normal" fo:letter-spacing="0.0013in"/>
    </style:style>
    <style:style style:name="T36" style:parent-style-name="Strong" style:family="text">
      <style:text-properties fo:font-weight="normal" style:font-weight-asian="normal" style:font-weight-complex="normal" fo:letter-spacing="0.0013in"/>
    </style:style>
    <style:style style:name="T37" style:parent-style-name="Strong" style:family="text">
      <style:text-properties fo:font-weight="normal" style:font-weight-asian="normal" style:font-weight-complex="normal" fo:letter-spacing="0.0013in"/>
    </style:style>
    <style:style style:name="T38" style:parent-style-name="Strong" style:family="text">
      <style:text-properties fo:font-weight="normal" style:font-weight-asian="normal" style:font-weight-complex="normal" fo:letter-spacing="0.0013in"/>
    </style:style>
  </office:automatic-styles>
  <office:body>
    <office:text text:use-soft-page-breaks="true">
      <text:p text:style-name="P1"><text:span text:style-name="Strong">Welke activiteiten worden er uitgevoerd?</text:span></text:p>
      <text:p text:style-name="Normal"><text:span text:style-name="T2">Alle weekdagen trainingen.</text:span></text:p>
      <text:p text:style-name="Normal"><text:span text:style-name="T3">Weekend toernooien en wedstrijden.</text:span></text:p>
      <text:p text:style-name="Normal"><text:span text:style-name="T4">Recreatie.</text:span></text:p>
      <text:p text:style-name="Normal"><text:span text:style-name="T5">Huur accomodatie en velden en kantine.</text:span></text:p>
      <text:p text:style-name="Normal"><text:span text:style-name="Strong">Welke informatie is daar voor nodig?</text:span></text:p>
      <text:p text:style-name="Normal"><text:span text:style-name="T6">Hoe veel leden zijn er, welke teams zijn er.</text:span></text:p>
      <text:p text:style-name="Normal"><text:span text:style-name="T7">Hoe plan je deze trainingen en wedstrijden in.</text:span></text:p>
      <text:p text:style-name="Normal"><text:span text:style-name="T8">Hoe weten de leden in welke trainingen en wedstrijden ze mee moeten doen.</text:span></text:p>
      <text:p text:style-name="Normal"><text:span text:style-name="Strong">Wie heeft dat allemaal nodig?</text:span></text:p>
      <text:p text:style-name="Normal"><text:span text:style-name="T9">De 400 leden.</text:span></text:p>
      <text:p text:style-name="Normal"><text:span text:style-name="T10">Het bestuur.</text:span></text:p>
      <text:p text:style-name="Normal"><text:span text:style-name="T11">De trainers en coaches.</text:span></text:p>
      <text:p text:style-name="Normal"><text:span text:style-name="Strong">Wat doet iedereen?</text:span></text:p>
      <text:p text:style-name="Normal"><text:span text:style-name="T12">Het bestuur – Beslissingen maken op gebied van plannen en financiële keuzes.</text:span></text:p>
      <text:p text:style-name="Normal"><text:span text:style-name="T13">De leden – Contributies betalen zodat het beleid van de Hockeyclub succesvol uitgevoerd kan worden.</text:span></text:p>
      <text:p text:style-name="Normal"><text:span text:style-name="T14">Technische Comissie – Het regelen van organisatorisch technische zaken, zodat de leden succesvol kunnen hockeyen.</text:span></text:p>
      <text:p text:style-name="Normal"><text:span text:style-name="T15">Trainers en Coaches – Regelen dat de trainingen en wedstrijden succesvol uitgevoerd kunnen worden.</text:span></text:p>
      <text:p text:style-name="Normal"><text:span text:style-name="T16">Accomodatie en velden – Zorgen dat de velden goed verdeeld zijn en dat er genoeg velden zijn voor alle trainingen en wedstrijden.</text:span></text:p>
      <text:p text:style-name="Normal"><text:span text:style-name="T17">Kantine – Voorziening zorgen op het gebied van voedsel en zorgen dat de kantine goed onderhouden wordt.</text:span></text:p>
      <text:p text:style-name="Normal"><text:span text:style-name="T18">Wedstrijdsecretariaat. – Regelen dat er wedstrijden zijn.</text:span></text:p>
      <text:p text:style-name="P19"><text:span text:style-name="T20">2 apothekers</text:span><text:span text:style-name="T21"><text:s/>– bereiding medicijnen volgens protocool, afhandelen klachten, beantwoording zorgvragen.</text:span></text:p>
      <text:p text:style-name="P22">8 apothekersassistenten – ontvangen en bedienen klanten, hulp bereiding medicijnen, aanschrijven, medicatieoverzicht bekijken en daarmee controleren. Wijzigen van persoonsgegevens, klachten ontvangen, leveren van medicatie, verantwoordelijk voor binnenkomende bestellingen, beheren voorraad.</text:p>
      <text:p text:style-name="P23">1 algemeen ondersteunende medewerkster<text:s/>– voorraad verwerken.</text:p>
      <text:p text:style-name="P24">1 schoonmaakster<text:s/>– schoonmaken.</text:p>
      <text:p text:style-name="P25">1 bezorger<text:s/>– route bepalen.</text:p>
      <text:p text:style-name="P26"/>
      <text:p text:style-name="P27"/>
      <text:p text:style-name="P28"/>
      <text:p text:style-name="Normal"><text:span text:style-name="T29">Vacatures</text:span></text:p>
      <text:p text:style-name="P30">Eizen:</text:p>
      <text:p text:style-name="P31">Kennis ICT op HBO niveau</text:p>
      <text:p text:style-name="P32">Analystisch sterk vermogen</text:p>
      <text:p text:style-name="Normal"><text:span text:style-name="T33">Beh</text:span><text:span text:style-name="T34">oeften gebruikers in kaart brengen</text:span></text:p>
      <text:p text:style-name="Normal"><text:span text:style-name="T35">Processen vertalen naar de organisatie</text:span></text:p>
      <text:p text:style-name="Normal"><text:span text:style-name="T36">Goed in Nederlands en Engels</text:span></text:p>
      <text:p text:style-name="Normal"><text:span text:style-name="T37">Projecten maken en kunnen regelen binnen een bedrijf</text:span></text:p>
      <text:p text:style-name="Normal"><text:span text:style-name="T38">Goede Microsoft Office ervaring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ListParagraph" style:display-name="List Paragraph" style:family="paragraph" style:parent-style-name="Normal">
      <style:paragraph-properties fo:widows="0" fo:orphans="0" fo:margin-bottom="0.1388in" fo:line-height="115%" fo:margin-left="0.5in">
        <style:tab-stops/>
      </style:paragraph-properties>
      <style:text-properties fo:language="en" fo:country="U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gdom, Ronald van</meta:initial-creator>
    <dc:creator>Egdom, Ronald van</dc:creator>
    <meta:creation-date>2015-09-01T11:56:00Z</meta:creation-date>
    <dc:date>2015-09-01T13:39:00Z</dc:date>
    <meta:template xlink:href="Normal.dotm" xlink:type="simple"/>
    <meta:editing-cycles>3</meta:editing-cycles>
    <meta:editing-duration>PT4140S</meta:editing-duration>
    <meta:document-statistic meta:page-count="1" meta:paragraph-count="3" meta:word-count="295" meta:character-count="1915" meta:row-count="13" meta:non-whitespace-character-count="1623"/>
  </office:meta>
</office:document-meta>
</file>